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5.20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talcost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Chakalaka C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Coke 500ml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Cream Soda 500ml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Fanta 500ml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Ima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Iwisa Pap 5k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Milk 1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3</text:p>
          </table:table-cell>
          <table:table-cell office:value-type="string" calcext:value-type="string">
            <text:p>Top Class Soy Minc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Bananas - loo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Apples - loose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Mixed Sweets 5s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Shampoo 1 li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Soap B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Bread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Chakalaka Ca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Coke 500ml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Cream Soda 500ml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Fanta 500ml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Imasi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Iwisa Pap 5k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Milk 1l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Top Class Soy Minc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02</text:p>
          </table:table-cell>
          <table:table-cell office:value-type="string" calcext:value-type="string">
            <text:p>Shampoo 1 li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02</text:p>
          </table:table-cell>
          <table:table-cell office:value-type="string" calcext:value-type="string">
            <text:p>Soap B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03</text:p>
          </table:table-cell>
          <table:table-cell office:value-type="string" calcext:value-type="string">
            <text:p>Bananas - loo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03</text:p>
          </table:table-cell>
          <table:table-cell office:value-type="string" calcext:value-type="string">
            <text:p>Apples - loose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03</text:p>
          </table:table-cell>
          <table:table-cell office:value-type="string" calcext:value-type="string">
            <text:p>Mixed Sweets 5s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04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04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04</text:p>
          </table:table-cell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04</text:p>
          </table:table-cell>
          <table:table-cell office:value-type="string" calcext:value-type="string">
            <text:p>Imasi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Bananas - loo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Apples - loose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Mixed Sweets 5s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Bread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Chakalaka Ca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Coke 500ml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.5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Cream Soda 500ml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Fanta 500ml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Imasi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25" calcext:value-type="float">
            <text:p>42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Iwisa Pap 5k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Milk 1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06</text:p>
          </table:table-cell>
          <table:table-cell office:value-type="string" calcext:value-type="string">
            <text:p>Top Class Soy Minc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ChinaTown</text:p>
          </table:table-cell>
          <table:table-cell office:value-type="string" calcext:value-type="string">
            <text:p>2016/02/09</text:p>
          </table:table-cell>
          <table:table-cell office:value-type="string" calcext:value-type="string">
            <text:p>Rose (plastic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016/02/09</text:p>
          </table:table-cell>
          <table:table-cell office:value-type="string" calcext:value-type="string">
            <text:p>Milk 1l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Bananas - loo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Apples - loose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Mixed Sweets 5s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Chakalaka Ca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Coke 500ml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Gold Dish Vegetable Curry C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Heart Chocolate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Imasi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Iwisa Pap 5k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Milk 1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0</text:p>
          </table:table-cell>
          <table:table-cell office:value-type="string" calcext:value-type="string">
            <text:p>Top Class Soy Minc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11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11</text:p>
          </table:table-cell>
          <table:table-cell office:value-type="string" calcext:value-type="string">
            <text:p>Valentine Card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016/02/12</text:p>
          </table:table-cell>
          <table:table-cell office:value-type="string" calcext:value-type="string">
            <text:p>Milk 1l</text:p>
          </table:table-cell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Bananas - loo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Mixed Sweets 5s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Shampoo 1 litr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Brea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Coke 500ml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Fanta 500ml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Imasi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Milk 1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3</text:p>
          </table:table-cell>
          <table:table-cell office:value-type="string" calcext:value-type="string">
            <text:p>Top Class Soy Minc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14</text:p>
          </table:table-cell>
          <table:table-cell office:value-type="string" calcext:value-type="string">
            <text:p>Shampoo 1 li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14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16</text:p>
          </table:table-cell>
          <table:table-cell office:value-type="string" calcext:value-type="string">
            <text:p>Chakalaka Can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16</text:p>
          </table:table-cell>
          <table:table-cell office:value-type="string" calcext:value-type="string">
            <text:p>Cream Soda 500ml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16</text:p>
          </table:table-cell>
          <table:table-cell office:value-type="string" calcext:value-type="string">
            <text:p>Fanta 500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5" calcext:value-type="float">
            <text:p>6.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16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16</text:p>
          </table:table-cell>
          <table:table-cell office:value-type="string" calcext:value-type="string">
            <text:p>Iwisa Pap 5k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016/02/16</text:p>
          </table:table-cell>
          <table:table-cell office:value-type="string" calcext:value-type="string">
            <text:p>Milk 1l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Apples - loose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Mixed Sweets 5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Brea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Chakalaka C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Coke 500ml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Cream Soda 500ml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Fanta 500ml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Imasi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Iwisa Pap 5k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Milk 1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17</text:p>
          </table:table-cell>
          <table:table-cell office:value-type="string" calcext:value-type="string">
            <text:p>Top Class Soy Minc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18</text:p>
          </table:table-cell>
          <table:table-cell office:value-type="string" calcext:value-type="string">
            <text:p>Shampoo 1 li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18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19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016/02/19</text:p>
          </table:table-cell>
          <table:table-cell office:value-type="string" calcext:value-type="string">
            <text:p>Milk 1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.5" calcext:value-type="float">
            <text:p>9.5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Bananas - loo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Apples - loose</text:p>
          </table:table-cell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Mixed Sweets 5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Soap B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Imasi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Iwisa Pap 5k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Milk 1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0</text:p>
          </table:table-cell>
          <table:table-cell office:value-type="string" calcext:value-type="string">
            <text:p>Top Class Soy Minc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23</text:p>
          </table:table-cell>
          <table:table-cell office:value-type="string" calcext:value-type="string">
            <text:p>Chakalaka Ca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Bananas - loo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Apples - loose</text:p>
          </table:table-cell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Mixed Sweets 5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Brea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Chakalaka C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Coke 500ml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Cream Soda 500ml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Fanta 500ml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Imasi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Milk 1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4</text:p>
          </table:table-cell>
          <table:table-cell office:value-type="string" calcext:value-type="string">
            <text:p>Top Class Soy Minc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5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6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6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26</text:p>
          </table:table-cell>
          <table:table-cell office:value-type="string" calcext:value-type="string">
            <text:p>Bre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26</text:p>
          </table:table-cell>
          <table:table-cell office:value-type="string" calcext:value-type="string">
            <text:p>Fanta 500ml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26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5" calcext:value-type="float">
            <text:p>8.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26</text:p>
          </table:table-cell>
          <table:table-cell office:value-type="string" calcext:value-type="string">
            <text:p>Iwisa Pap 5k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Bananas - loo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Epping Market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Apples - loose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Shampoo 1 litr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Brea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Chakalaka Ca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Coke 500ml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Cream Soda 500ml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Fanta 500ml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Imasi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Iwisa Pap 5k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Milk 1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string" calcext:value-type="string">
            <text:p>Makro</text:p>
          </table:table-cell>
          <table:table-cell office:value-type="string" calcext:value-type="string">
            <text:p>2016/02/27</text:p>
          </table:table-cell>
          <table:table-cell office:value-type="string" calcext:value-type="string">
            <text:p>Top Class Soy Minc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8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2/28</text:p>
          </table:table-cell>
          <table:table-cell office:value-type="string" calcext:value-type="string">
            <text:p>Soap B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28</text:p>
          </table:table-cell>
          <table:table-cell office:value-type="string" calcext:value-type="string">
            <text:p>Chakalaka Can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28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2/28</text:p>
          </table:table-cell>
          <table:table-cell office:value-type="string" calcext:value-type="string">
            <text:p>Top Class Soy Minc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3/01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HomeMade</text:p>
          </table:table-cell>
          <table:table-cell office:value-type="string" calcext:value-type="string">
            <text:p>2016/03/01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3/01</text:p>
          </table:table-cell>
          <table:table-cell office:value-type="string" calcext:value-type="string">
            <text:p>Chakalaka Can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3/01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Joe Spaza Shop</text:p>
          </table:table-cell>
          <table:table-cell office:value-type="string" calcext:value-type="string">
            <text:p>2016/03/01</text:p>
          </table:table-cell>
          <table:table-cell office:value-type="string" calcext:value-type="string">
            <text:p>Top Class Soy Minc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D9];[.D24];[.D47];[.D50];[.D61];[.D65];[.D75];[.D84];[.D95];[.D100];[.D109];[.D122];[.D143])" office:value-type="float" office:value="147" calcext:value-type="float">
            <text:p>14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F154" table:display-filter-buttons="true">
          <table:filter>
            <table:filter-and>
              <table:filter-condition table:field-number="2" table:value="Milk 1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5:11:12.813843084</dc:date>
    <meta:document-statistic meta:table-count="1" meta:cell-count="925" meta:object-count="0"/>
    <meta:generator>LibreOffice/4.2.7.2$Linux_X86_64 LibreOffice_project/420m0$Build-2</meta:generator>
  </office:meta>
</office:document-meta>
</file>